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9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2.775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9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fo:color="#800000"/>
    </style:style>
    <style:style style:name="ce21" style:family="table-cell" style:parent-style-name="Default">
      <style:table-cell-properties fo:background-color="#c0c0c0" style:diagonal-bl-tr="none" style:diagonal-tl-br="none" fo:border="0.035cm solid #000000" style:rotation-align="none"/>
    </style:style>
    <style:style style:name="ce22" style:family="table-cell" style:parent-style-name="Default">
      <style:table-cell-properties style:diagonal-bl-tr="none" style:diagonal-tl-br="none" fo:border="0.035cm solid #000000" style:rotation-align="none"/>
    </style:style>
    <style:style style:name="ce23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24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8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  <style:text-properties fo:language="en" fo:country="US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xamples part 1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6">
          <table:table-cell/>
          <table:table-cell table:style-name="ce7" office:value-type="string">
            <text:p>OpenTBS Dem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Hello <text:span text:style-name="T1">[onshow.yourname]</text:span>,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his is a demo of the OpenTBS plugin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HP version : [onshow..cst.PHP_VERSION]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BS version : [onshow..version]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8" office:value-type="string">
            <text:p>You may consider the following before building your own Calc template: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>
            <text:p>* If a formula uses a reference to a cell that has moved during the merge, then the reference will not be arraged to be the new cell reference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9" office:value-type="string">
            <text:p>Example #1: merging data with row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office:value-type="string">
            <text:p>Total :</text:p>
          </table:table-cell>
          <table:table-cell table:style-name="ce28" table:formula="of:=SUM([.E17:.E292003])" office:value-type="float" office:value="0">
            <text:p>0,00</text:p>
          </table:table-cell>
        </table:table-row>
        <table:table-row table:style-name="ro1">
          <table:table-cell/>
          <table:table-cell table:style-name="ce10" office:value-type="string">
            <text:p>First Nam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Membership number</text:p>
          </table:table-cell>
          <table:table-cell table:style-name="ce29" office:value-type="string">
            <text:p>Score</text:p>
          </table:table-cell>
        </table:table-row>
        <table:table-row table:style-name="ro1">
          <table:table-cell/>
          <table:table-cell table:style-name="ce11" office:value-type="string">
            <text:p>[a.firstname;block=table:table-row]</text:p>
          </table:table-cell>
          <table:table-cell table:style-name="ce13" office:value-type="string">
            <text:p>[a.name]</text:p>
          </table:table-cell>
          <table:table-cell table:style-name="ce15" office:value-type="string">
            <text:p>[a.number]</text:p>
          </table:table-cell>
          <table:table-cell table:style-name="ce30" office:value-type="string">
            <text:p>[a.score;ope=odsNum]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9" office:value-type="string">
            <text:p>Exampe #2: change the type data in a cel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7">
          <table:table-cell/>
          <table:table-cell table:style-name="ce8" office:value-type="string">
            <text:p>When you put a TBS field into a cell, then by default Calc assumes the cell has a string content and will not use the format you expect for the cell.</text:p>
            <text:p>But you can change the type of data in a cell using parameter « ope ». Supported types are listed in the examples below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2" office:value-type="string">
            <text:p>Type of data</text:p>
          </table:table-cell>
          <table:table-cell table:style-name="ce12" office:value-type="string">
            <text:p>Parameter ope</text:p>
          </table:table-cell>
          <table:table-cell table:style-name="ce12" office:value-type="string">
            <text:p>Example</text:p>
          </table:table-cell>
          <table:table-cell/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odsNum</text:p>
          </table:table-cell>
          <table:table-cell table:style-name="ce16" office:value-type="string">
            <text:p>[onshow.x_num;ope=odsNum]</text:p>
          </table:table-cell>
          <table:table-cell/>
        </table:table-row>
        <table:table-row table:style-name="ro1">
          <table:table-cell/>
          <table:table-cell office:value-type="string">
            <text:p>Currency</text:p>
          </table:table-cell>
          <table:table-cell office:value-type="string">
            <text:p>odsCurr</text:p>
          </table:table-cell>
          <table:table-cell table:style-name="ce17" office:value-type="string">
            <text:p>[onshow.x_num;ope=odsCurr]</text:p>
          </table:table-cell>
          <table:table-cell/>
        </table:table-row>
        <table:table-row table:style-name="ro1">
          <table:table-cell/>
          <table:table-cell office:value-type="string">
            <text:p>Percentage</text:p>
          </table:table-cell>
          <table:table-cell office:value-type="string">
            <text:p>odsPercent</text:p>
          </table:table-cell>
          <table:table-cell table:style-name="ce18" office:value-type="string">
            <text:p>[onshow.x_pc;ope=odsPercent]</text:p>
          </table:table-cell>
          <table:table-cell/>
        </table:table-row>
        <table:table-row table:style-name="ro1">
          <table:table-cell/>
          <table:table-cell office:value-type="string">
            <text:p>Boolean</text:p>
          </table:table-cell>
          <table:table-cell office:value-type="string">
            <text:p>odsBool</text:p>
          </table:table-cell>
          <table:table-cell table:style-name="ce25" office:value-type="string">
            <text:p>[onshow.x_bt;ope=odsBool]</text:p>
          </table:table-cell>
          <table:table-cell/>
        </table:table-row>
        <table:table-row table:style-name="ro1">
          <table:table-cell/>
          <table:table-cell office:value-type="string">
            <text:p>Date/time</text:p>
          </table:table-cell>
          <table:table-cell office:value-type="string">
            <text:p>odsDate</text:p>
          </table:table-cell>
          <table:table-cell table:style-name="ce26" office:value-type="string">
            <text:p>[onshow.x_dt;ope=odsDate]</text:p>
          </table:table-cell>
          <table:table-cell/>
        </table:table-row>
        <table:table-row table:style-name="ro1">
          <table:table-cell/>
          <table:table-cell office:value-type="string">
            <text:p>Time only</text:p>
          </table:table-cell>
          <table:table-cell office:value-type="string">
            <text:p>odsTime</text:p>
          </table:table-cell>
          <table:table-cell table:style-name="ce27" office:value-type="string">
            <text:p>[onshow.x_dt;ope=odsTime]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amples part 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19" office:value-type="string">
            <text:p>Example #3: dynamic colum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20" office:value-type="string">
            <text:p>In order to expand columns correctly, you first need to merge each useful cells, and the merge rows.</text:p>
            <text:p>In the example below, the data already contains fields « email_1 », « email_2 » and « email_3 », but the columns</text:p>
            <text:p><text:s/>of the table for those fields are created dynamically in the sheet.</text:p>
            <text:p><text:s/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1" office:value-type="string">
            <text:p>First Name</text:p>
          </table:table-cell>
          <table:table-cell table:style-name="ce21" office:value-type="string">
            <text:p>Name</text:p>
          </table:table-cell>
          <table:table-cell table:style-name="ce23" office:value-type="string">
            <text:p>Email [cell1.val;block=table:table-cell]</text:p>
          </table:table-cell>
          <table:table-cell table:number-columns-repeated="2"/>
        </table:table-row>
        <table:table-row table:style-name="ro3">
          <table:table-cell/>
          <table:table-cell table:style-name="ce22" office:value-type="string">
            <text:p>[b2.firstname;block=table:table-row]</text:p>
          </table:table-cell>
          <table:table-cell table:style-name="ce22" office:value-type="string">
            <text:p>[b2.name]</text:p>
          </table:table-cell>
          <table:table-cell table:style-name="ce24" office:value-type="string">
            <text:p>[b2.email_[cell2.val;block=table:table-cell]]</text:p>
          </table:table-cell>
          <table:table-cell table:number-columns-repeated="2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8/06/2011</text:date>, <text:time>04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creation-date>2009-10-28T22:20:28</meta:creation-date>
    <dc:date>2011-06-08T04:03:12.56</dc:date>
    <meta:editing-cycles>54</meta:editing-cycles>
    <meta:editing-duration>PT50M11S</meta:editing-duration>
    <meta:document-statistic meta:table-count="2" meta:cell-count="50" meta:object-count="0"/>
    <meta:user-defined meta:name="Info 1"/>
    <meta:user-defined meta:name="Info 2"/>
    <meta:user-defined meta:name="Info 3"/>
    <meta:user-defined meta:name="Info 4"/>
  </office:meta>
</office:document-meta>
</file>